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>
      <style:table-cell-properties style:vertical-align="middle" style:cell-protect="protected"/>
    </style:style>
    <style:style style:name="ce3" style:family="table-cell" style:parent-style-name="Default" style:data-style-name="N2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3">
            <text:p>1284.58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3">
            <text:p>1093.47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3">
            <text:p>1060.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3">
            <text:p>1030.20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3">
            <text:p>1174.23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3">
            <text:p>1067.13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3">
            <text:p>1046.73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3">
            <text:p>1101.0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3">
            <text:p>1522.69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3">
            <text:p>1111.64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3">
            <text:p>1075.27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3">
            <text:p>1500.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3">
            <text:p>1043.91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3">
            <text:p>1360.07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3">
            <text:p>1439.18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3">
            <text:p>1004.3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3">
            <text:p>1270.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3">
            <text:p>1144.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3">
            <text:p>1021.6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Juan</meta:initial-creator>
    <dc:creator>Usuario</dc:creator>
    <meta:creation-date>2015-08-31T16:40:15Z</meta:creation-date>
    <dc:date>2021-01-26T14:13:53Z</dc:date>
  </office:meta>
</office:document-meta>
</file>